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08in 0.0138in 0.0008in" fo:padding="0.0291in" fo:border-left="none" fo:border-right="none" fo:border-top="none" fo:border-bottom="0.06pt double #000000" style:join-border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Material para reunião terça com Chu</text:span></text:p>
      <text:p text:style-name="Standard">Terça-feira, 09/12/2014</text:p>
      <text:p text:style-name="Standard">*) Artigos em andamento.</text:p>
      <text:p text:style-name="Standard">*) Metade das dedicações com ações em nossas redes e implementações.</text:p>
      <text:p text:style-name="Standard">*) Qualificação. Quando, com o que?</text:p>
      <text:p text:style-name="P1">*) Disciplina de música? Infraestrutura do estúdio?<text:line-break/>*) Tendencia atual das implementações: caminharmos na direção de dashboards e visualizações dos grafos para processos participativos<text:line-break/>*) Tendencia atual das pesquisas: insumos para estes dashboards e visualizações de grafos para processos participativos com exposição do conteúdo aos professores do IFSC e coleta de direções.<text:line-break/>*) Direção útil do encaminhamento de pesquisa: finalização e postagem no arXiv dos artigos. Acionar parceiros para publicarem em revistas se quiserem. Estabelecer alguma dinâmica de revisão dos artigos, pois produzo continuamente rascunhos e ainda mais entendimentos relevantes para as implementações e para a pesquisa, que nem esccrevo. Artigos/rascunhos prontos para colocar no arxiv tem ao menos entre 5 e 10.<text:line-break/></text:p>
      <text:p text:style-name="Standard">Sobre os artigos, posso focar neles e tentar doutorar com os artigos, conforme novo regulamento, sem tese. Seria importante conseguir incluir os resultados práticos (implementações, ontologias, sistemas, algoritmos, etc). Talvez escrever ensaios sobre eles? Adiantei o uso de redes complexas e processamento de linguagem natural para navegação e aproveitamento das redes sociais por indivíduos. O arcabouço está concretizado com provas de conceito e integração de dados via RDF. Conseguimos programadores para implementar interfaces e expansões? Aproveitamos Participa.br ou desacoplamos da plataforma federal? Caminhamos mesmo na direção de dashboards e visualizações dos grafos para navegação e aproveitamento de processos participativos?</text:p>
      <text:p text:style-name="Standard"/>
      <text:p text:style-name="Standard">Isso caminha na direção da implementação de sistema de doação de dados para o grafo gigante e global, coisa forte mas talvez eu não tenha energia para fazer também isso no momento. Conseguimos ajuda? Aproveitamento de GMANE, google groups, face e twitter. Ver linkedin. Integração multimídia para absorção dos conteúdos e para acessibilidade.</text:p>
      <text:p text:style-name="Standard"/>
      <text:p text:style-name="Standard">Consulta aos professores potencialmente interessados: Luciano, Leo, Fontanari, Alcaraz. Alguém mais?</text:p>
      <text:p text:style-name="Standard">Modelagens dos processos percolatórios via processo ou iteração isolada e confronto com os rastros do fb?</text:p>
      <text:p text:style-name="Standard"/>
      <text:p text:style-name="Standard">Como engatar dedicação minha em coisas de interesse de profs do IFSC? Conseguimos estudantes de pós para trabalhar junto? Consigo propor colaborações focadas e aproveitar os desenvolvimentos já feitos? Disciplina de redes complexas com o prof. Luciano? Disciplina de redes complexas e sociais? Reunião/passo diário? AA?</text:p>
      <text:p text:style-name="Standard"/>
      <text:p text:style-name="Standard">Recursos nas nuvens da USP: pubby, fuseki/jena, ipython notebook, recomendador de recursos, repositórios e scripts com resultados da mineração. Interessa parceirar com sgpr? Mantemos estes recursos enquanto forem úteis para o doutorado? Podemos acionar funcionários ou estudantes para manter o legado?</text:p>
      <text:p text:style-name="Standard"/>
      <text:p text:style-name="Standard">Recuperação dos propósitos iniciais: explicitação dos modelos de processos sociais, testes nas redes reais e sintéticas. O resto dos propósitos iniciais estão encaminahdos e até mesmo concretizados em alguns cas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08T01:34:50</meta:creation-date>
    <dc:date>2014-12-08T16:53:37</dc:date>
    <dc:creator>R Fabbri</dc:creator>
    <meta:editing-duration>PT15H3M37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3" meta:word-count="438" meta:character-count="3096" meta:non-whitespace-character-count="2670"/>
  </office:meta>
</office:document-meta>
</file>